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ематика</text:p>
          </table:table-cell>
          <table:table-cell office:value-type="string" table:style-name="ce2">
            <text:p>Вид природы</text:p>
          </table:table-cell>
          <table:table-cell office:value-type="string" table:style-name="ce2">
            <text:p>Историческая эпоха</text:p>
          </table:table-cell>
          <table:table-cell office:value-type="string" table:style-name="ce2">
            <text:p>Историческая личность</text:p>
          </table:table-cell>
          <table:table-cell office:value-type="string" table:style-name="ce2">
            <text:p>Город-курорт</text:p>
          </table:table-cell>
          <table:table-cell office:value-type="string" table:style-name="ce2">
            <text:p>Область</text:p>
          </table:table-cell>
          <table:table-cell office:value-type="string" table:style-name="ce2">
            <text:p>Направление</text:p>
          </table:table-cell>
          <table:table-cell office:value-type="string" table:style-name="ce2">
            <text:p>Расстояние от Москвы</text:p>
          </table:table-cell>
          <table:table-cell office:value-type="string" table:style-name="ce2">
            <text:p>Население</text:p>
          </table:table-cell>
          <table:table-cell office:value-type="string" table:style-name="ce2">
            <text:p>Цена</text:p>
          </table:table-cell>
          <table:table-cell office:value-type="string" table:style-name="ce2">
            <text:p>Локаци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нкт-Петербург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office:value-type="string" table:style-name="ce3">
            <text:p>+</text:p>
          </table:table-cell>
          <table:table-cell office:value-type="string" table:style-name="ce3">
            <text:p>Ленингра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716" table:style-name="ce3">
            <text:p>716</text:p>
          </table:table-cell>
          <table:table-cell office:value-type="string" table:style-name="ce3">
            <text:p>5383 тыс</text:p>
          </table:table-cell>
          <table:table-cell office:value-type="float" office:value="8234" table:formula="of:=RANDBETWEEN(5000;9000)" table:style-name="ce3">
            <text:p>8234</text:p>
          </table:table-cell>
          <table:table-cell office:value-type="string" table:style-name="ce1">
            <text:p>Центр Город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скв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Петр I, Иосиф Сталин</text:p>
          </table:table-cell>
          <table:table-cell table:style-name="ce3"/>
          <table:table-cell office:value-type="string" table:style-name="ce3">
            <text:p>Москва</text:p>
          </table:table-cell>
          <table:table-cell office:value-type="string" table:style-name="ce3">
            <text:p>Центр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2678 тыс</text:p>
          </table:table-cell>
          <table:table-cell office:value-type="float" office:value="7933" table:formula="of:=RANDBETWEEN(5000;9000)" table:style-name="ce3">
            <text:p>7933</text:p>
          </table:table-cell>
          <table:table-cell office:value-type="string" table:style-name="ce1">
            <text:p>Центр Город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чи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office:value-type="string" table:style-name="ce3">
            <text:p>+</text:p>
          </table:table-cell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662" table:style-name="ce3">
            <text:p>1662</text:p>
          </table:table-cell>
          <table:table-cell office:value-type="string" table:style-name="ce3">
            <text:p>463 тыс</text:p>
          </table:table-cell>
          <table:table-cell office:value-type="float" office:value="5444" table:formula="of:=RANDBETWEEN(5000;9000)" table:style-name="ce3">
            <text:p>5444</text:p>
          </table:table-cell>
          <table:table-cell office:value-type="string" table:style-name="ce1">
            <text:p>Имеретинская набережна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зан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Татарстан</text:p>
          </table:table-cell>
          <table:table-cell office:value-type="string" table:style-name="ce3">
            <text:p>Приволжский</text:p>
          </table:table-cell>
          <table:table-cell office:value-type="float" office:value="820" table:style-name="ce3">
            <text:p>820</text:p>
          </table:table-cell>
          <table:table-cell office:value-type="string" table:style-name="ce3">
            <text:p>1257 тыс</text:p>
          </table:table-cell>
          <table:table-cell office:value-type="float" office:value="8990" table:formula="of:=RANDBETWEEN(5000;9000)" table:style-name="ce3">
            <text:p>8990</text:p>
          </table:table-cell>
          <table:table-cell office:value-type="string" table:style-name="ce1">
            <text:p>Казанский Кремл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ладивосто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Морск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Приморский край</text:p>
          </table:table-cell>
          <table:table-cell office:value-type="string" table:style-name="ce3">
            <text:p>Дальний Восток</text:p>
          </table:table-cell>
          <table:table-cell office:value-type="float" office:value="9309" table:style-name="ce3">
            <text:p>9309</text:p>
          </table:table-cell>
          <table:table-cell office:value-type="string" table:style-name="ce3">
            <text:p>606 тыс</text:p>
          </table:table-cell>
          <table:table-cell office:value-type="float" office:value="8867" table:formula="of:=RANDBETWEEN(5000;9000)" table:style-name="ce3">
            <text:p>8867</text:p>
          </table:table-cell>
          <table:table-cell office:value-type="string" table:style-name="ce1">
            <text:p>Амурский залив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катеринбург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792" table:style-name="ce3">
            <text:p>1792</text:p>
          </table:table-cell>
          <table:table-cell office:value-type="string" table:style-name="ce3">
            <text:p>1349 тыс</text:p>
          </table:table-cell>
          <table:table-cell office:value-type="float" office:value="8011" table:formula="of:=RANDBETWEEN(5000;9000)" table:style-name="ce3">
            <text:p>8011</text:p>
          </table:table-cell>
          <table:table-cell office:value-type="string" table:style-name="ce1">
            <text:p>Увильды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ижний Новгород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Нижегородская</text:p>
          </table:table-cell>
          <table:table-cell office:value-type="string" table:style-name="ce3">
            <text:p>Приволжский</text:p>
          </table:table-cell>
          <table:table-cell office:value-type="float" office:value="422" table:style-name="ce3">
            <text:p>422</text:p>
          </table:table-cell>
          <table:table-cell office:value-type="string" table:style-name="ce3">
            <text:p>1251 тыс</text:p>
          </table:table-cell>
          <table:table-cell office:value-type="float" office:value="5326" table:formula="of:=RANDBETWEEN(5000;9000)" table:style-name="ce3">
            <text:p>5326</text:p>
          </table:table-cell>
          <table:table-cell office:value-type="string" table:style-name="ce1">
            <text:p>Ильдорф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аснояр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Красноярский край</text:p>
          </table:table-cell>
          <table:table-cell office:value-type="string" table:style-name="ce3">
            <text:p>Сибирь</text:p>
          </table:table-cell>
          <table:table-cell office:value-type="float" office:value="3934" table:style-name="ce3">
            <text:p>3934</text:p>
          </table:table-cell>
          <table:table-cell office:value-type="string" table:style-name="ce3">
            <text:p>1036 тыс</text:p>
          </table:table-cell>
          <table:table-cell office:value-type="float" office:value="8100" table:formula="of:=RANDBETWEEN(5000;9000)" table:style-name="ce3">
            <text:p>8100</text:p>
          </table:table-cell>
          <table:table-cell office:value-type="string" table:style-name="ce1">
            <text:p>Столбы (природный парк)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ркут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Освоение Сибири, Личность</text:p>
          </table:table-cell>
          <table:table-cell office:value-type="string" table:style-name="ce3">
            <text:p>Декабристы</text:p>
          </table:table-cell>
          <table:table-cell table:style-name="ce3"/>
          <table:table-cell office:value-type="string" table:style-name="ce3">
            <text:p>Иркутская</text:p>
          </table:table-cell>
          <table:table-cell office:value-type="string" table:style-name="ce3">
            <text:p>Сибирь</text:p>
          </table:table-cell>
          <table:table-cell office:value-type="float" office:value="5185" table:style-name="ce3">
            <text:p>5185</text:p>
          </table:table-cell>
          <table:table-cell office:value-type="string" table:style-name="ce3">
            <text:p>617 тыс</text:p>
          </table:table-cell>
          <table:table-cell office:value-type="float" office:value="8572" table:formula="of:=RANDBETWEEN(5000;9000)" table:style-name="ce3">
            <text:p>8572</text:p>
          </table:table-cell>
          <table:table-cell office:value-type="string" table:style-name="ce1">
            <text:p>озеро Байкал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мара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амарская</text:p>
          </table:table-cell>
          <table:table-cell office:value-type="string" table:style-name="ce3">
            <text:p>Приволжский</text:p>
          </table:table-cell>
          <table:table-cell office:value-type="float" office:value="1064" table:style-name="ce3">
            <text:p>1064</text:p>
          </table:table-cell>
          <table:table-cell office:value-type="string" table:style-name="ce3">
            <text:p>1181 тыс</text:p>
          </table:table-cell>
          <table:table-cell office:value-type="float" office:value="5166" table:formula="of:=RANDBETWEEN(5000;9000)" table:style-name="ce3">
            <text:p>5166</text:p>
          </table:table-cell>
          <table:table-cell office:value-type="string" table:style-name="ce1">
            <text:p>Площадь Славы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лининград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алинингра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1294" table:style-name="ce3">
            <text:p>1294</text:p>
          </table:table-cell>
          <table:table-cell office:value-type="string" table:style-name="ce3">
            <text:p>436 тыс</text:p>
          </table:table-cell>
          <table:table-cell office:value-type="float" office:value="7447" table:formula="of:=RANDBETWEEN(5000;9000)" table:style-name="ce3">
            <text:p>7447</text:p>
          </table:table-cell>
          <table:table-cell office:value-type="string" table:style-name="ce1">
            <text:p>Музей Янтар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стов-на-Дону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Ростовская</text:p>
          </table:table-cell>
          <table:table-cell office:value-type="string" table:style-name="ce3">
            <text:p>Юг</text:p>
          </table:table-cell>
          <table:table-cell office:value-type="float" office:value="1091" table:style-name="ce3">
            <text:p>1091</text:p>
          </table:table-cell>
          <table:table-cell office:value-type="string" table:style-name="ce3">
            <text:p>1139 тыс</text:p>
          </table:table-cell>
          <table:table-cell office:value-type="float" office:value="6968" table:formula="of:=RANDBETWEEN(5000;9000)" table:style-name="ce3">
            <text:p>6968</text:p>
          </table:table-cell>
          <table:table-cell office:value-type="string" table:style-name="ce1">
            <text:p>Донской государственный художественный музей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лгоград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Великая Отечественная война</text:p>
          </table:table-cell>
          <table:table-cell table:style-name="ce3"/>
          <table:table-cell office:value-type="string" table:style-name="ce3">
            <text:p>Волгоградская</text:p>
          </table:table-cell>
          <table:table-cell office:value-type="string" table:style-name="ce3">
            <text:p>Юг</text:p>
          </table:table-cell>
          <table:table-cell office:value-type="float" office:value="936" table:style-name="ce3">
            <text:p>936</text:p>
          </table:table-cell>
          <table:table-cell office:value-type="string" table:style-name="ce3">
            <text:p>1015 тыс</text:p>
          </table:table-cell>
          <table:table-cell office:value-type="float" office:value="8974" table:formula="of:=RANDBETWEEN(5000;9000)" table:style-name="ce3">
            <text:p>8974</text:p>
          </table:table-cell>
          <table:table-cell office:value-type="string" table:style-name="ce1">
            <text:p>Мамаев курган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Астрахань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Реч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Астраханская</text:p>
          </table:table-cell>
          <table:table-cell office:value-type="string" table:style-name="ce3">
            <text:p>Юг</text:p>
          </table:table-cell>
          <table:table-cell office:value-type="float" office:value="1275" table:style-name="ce3">
            <text:p>1275</text:p>
          </table:table-cell>
          <table:table-cell office:value-type="string" table:style-name="ce3">
            <text:p>529 тыс</text:p>
          </table:table-cell>
          <table:table-cell office:value-type="float" office:value="6564" table:formula="of:=RANDBETWEEN(5000;9000)" table:style-name="ce3">
            <text:p>6564</text:p>
          </table:table-cell>
          <table:table-cell office:value-type="string" table:style-name="ce1">
            <text:p>Остров Хайял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Уфа</text:p>
          </table:table-cell>
          <table:table-cell office:value-type="string" table:style-name="ce1">
            <text:p>Природ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Башкортостан</text:p>
          </table:table-cell>
          <table:table-cell office:value-type="string" table:style-name="ce3">
            <text:p>Приволжский</text:p>
          </table:table-cell>
          <table:table-cell office:value-type="float" office:value="1013" table:style-name="ce3">
            <text:p>1013</text:p>
          </table:table-cell>
          <table:table-cell office:value-type="string" table:style-name="ce3">
            <text:p>1193 тыс</text:p>
          </table:table-cell>
          <table:table-cell office:value-type="float" office:value="5106" table:formula="of:=RANDBETWEEN(5000;9000)" table:style-name="ce3">
            <text:p>5106</text:p>
          </table:table-cell>
          <table:table-cell office:value-type="string" table:style-name="ce1">
            <text:p>Храм Казанской иконы Божией Матери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аснодар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350" table:style-name="ce3">
            <text:p>1350</text:p>
          </table:table-cell>
          <table:table-cell office:value-type="string" table:style-name="ce3">
            <text:p>918 тыс</text:p>
          </table:table-cell>
          <table:table-cell office:value-type="float" office:value="8605" table:formula="of:=RANDBETWEEN(5000;9000)" table:style-name="ce3">
            <text:p>8605</text:p>
          </table:table-cell>
          <table:table-cell office:value-type="string" table:style-name="ce1">
            <text:p>Красная площад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ронеж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Воронежская</text:p>
          </table:table-cell>
          <table:table-cell office:value-type="string" table:style-name="ce3">
            <text:p>Центр</text:p>
          </table:table-cell>
          <table:table-cell office:value-type="float" office:value="481" table:style-name="ce3">
            <text:p>481</text:p>
          </table:table-cell>
          <table:table-cell office:value-type="string" table:style-name="ce3">
            <text:p>1053 тыс</text:p>
          </table:table-cell>
          <table:table-cell office:value-type="float" office:value="8836" table:formula="of:=RANDBETWEEN(5000;9000)" table:style-name="ce3">
            <text:p>8836</text:p>
          </table:table-cell>
          <table:table-cell office:value-type="string" table:style-name="ce1">
            <text:p>Соборное Успенское соборное православное Собор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восибир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Новосибирская</text:p>
          </table:table-cell>
          <table:table-cell office:value-type="string" table:style-name="ce3">
            <text:p>Сибирь</text:p>
          </table:table-cell>
          <table:table-cell office:value-type="float" office:value="2704" table:style-name="ce3">
            <text:p>2704</text:p>
          </table:table-cell>
          <table:table-cell office:value-type="string" table:style-name="ce3">
            <text:p>1612 тыс</text:p>
          </table:table-cell>
          <table:table-cell office:value-type="float" office:value="7573" table:formula="of:=RANDBETWEEN(5000;9000)" table:style-name="ce3">
            <text:p>7573</text:p>
          </table:table-cell>
          <table:table-cell office:value-type="string" table:style-name="ce1">
            <text:p>Центральный парк культуры и отдых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ерм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Пермский край</text:p>
          </table:table-cell>
          <table:table-cell office:value-type="string" table:style-name="ce3">
            <text:p>Уральский</text:p>
          </table:table-cell>
          <table:table-cell office:value-type="float" office:value="1149" table:style-name="ce3">
            <text:p>1149</text:p>
          </table:table-cell>
          <table:table-cell office:value-type="string" table:style-name="ce3">
            <text:p>1042 тыс</text:p>
          </table:table-cell>
          <table:table-cell office:value-type="float" office:value="6066" table:formula="of:=RANDBETWEEN(5000;9000)" table:style-name="ce3">
            <text:p>6066</text:p>
          </table:table-cell>
          <table:table-cell office:value-type="string" table:style-name="ce1">
            <text:p>Пермский Дом молодежи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м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Омская</text:p>
          </table:table-cell>
          <table:table-cell office:value-type="string" table:style-name="ce3">
            <text:p>Сибирь</text:p>
          </table:table-cell>
          <table:table-cell office:value-type="float" office:value="2141" table:style-name="ce3">
            <text:p>2141</text:p>
          </table:table-cell>
          <table:table-cell office:value-type="string" table:style-name="ce3">
            <text:p>1154 тыс</text:p>
          </table:table-cell>
          <table:table-cell office:value-type="float" office:value="8413" table:formula="of:=RANDBETWEEN(5000;9000)" table:style-name="ce3">
            <text:p>8413</text:p>
          </table:table-cell>
          <table:table-cell office:value-type="string" table:style-name="ce1">
            <text:p>Омский зоопарк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юмень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Тюменская</text:p>
          </table:table-cell>
          <table:table-cell office:value-type="string" table:style-name="ce3">
            <text:p>Уральский</text:p>
          </table:table-cell>
          <table:table-cell office:value-type="float" office:value="2144" table:style-name="ce3">
            <text:p>2144</text:p>
          </table:table-cell>
          <table:table-cell office:value-type="string" table:style-name="ce3">
            <text:p>581 тыс</text:p>
          </table:table-cell>
          <table:table-cell office:value-type="float" office:value="6601" table:formula="of:=RANDBETWEEN(5000;9000)" table:style-name="ce3">
            <text:p>6601</text:p>
          </table:table-cell>
          <table:table-cell office:value-type="string" table:style-name="ce1">
            <text:p>Тюменский художественный музей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ом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освоение Сибири, Личность</text:p>
          </table:table-cell>
          <table:table-cell office:value-type="string" table:style-name="ce3">
            <text:p>Николай II</text:p>
          </table:table-cell>
          <table:table-cell table:style-name="ce3"/>
          <table:table-cell office:value-type="string" table:style-name="ce3">
            <text:p>Томская</text:p>
          </table:table-cell>
          <table:table-cell office:value-type="string" table:style-name="ce3">
            <text:p>Сибирь</text:p>
          </table:table-cell>
          <table:table-cell office:value-type="float" office:value="3538" table:style-name="ce3">
            <text:p>3538</text:p>
          </table:table-cell>
          <table:table-cell office:value-type="string" table:style-name="ce3">
            <text:p>574 тыс</text:p>
          </table:table-cell>
          <table:table-cell office:value-type="float" office:value="6793" table:formula="of:=RANDBETWEEN(5000;9000)" table:style-name="ce3">
            <text:p>6793</text:p>
          </table:table-cell>
          <table:table-cell office:value-type="string" table:style-name="ce1">
            <text:p>Томский кремл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емерово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Кемеровская</text:p>
          </table:table-cell>
          <table:table-cell office:value-type="string" table:style-name="ce3">
            <text:p>Сибирь</text:p>
          </table:table-cell>
          <table:table-cell office:value-type="float" office:value="2961" table:style-name="ce3">
            <text:p>2961</text:p>
          </table:table-cell>
          <table:table-cell office:value-type="string" table:style-name="ce3">
            <text:p>556 тыс</text:p>
          </table:table-cell>
          <table:table-cell office:value-type="float" office:value="8794" table:formula="of:=RANDBETWEEN(5000;9000)" table:style-name="ce3">
            <text:p>8794</text:p>
          </table:table-cell>
          <table:table-cell office:value-type="string" table:style-name="ce1">
            <text:p>Театральная площад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ладикавказ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Северная Осетия - Алания</text:p>
          </table:table-cell>
          <table:table-cell office:value-type="string" table:style-name="ce3">
            <text:p>Юг</text:p>
          </table:table-cell>
          <table:table-cell office:value-type="float" office:value="1799" table:style-name="ce3">
            <text:p>1799</text:p>
          </table:table-cell>
          <table:table-cell office:value-type="string" table:style-name="ce3">
            <text:p>305 тыс</text:p>
          </table:table-cell>
          <table:table-cell office:value-type="float" office:value="5387" table:formula="of:=RANDBETWEEN(5000;9000)" table:style-name="ce3">
            <text:p>5387</text:p>
          </table:table-cell>
          <table:table-cell office:value-type="string" table:style-name="ce1">
            <text:p>Путь через Кубан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урман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Мурманская</text:p>
          </table:table-cell>
          <table:table-cell office:value-type="string" table:style-name="ce3">
            <text:p>Северо-Запад</text:p>
          </table:table-cell>
          <table:table-cell office:value-type="float" office:value="1383" table:style-name="ce3">
            <text:p>1383</text:p>
          </table:table-cell>
          <table:table-cell office:value-type="string" table:style-name="ce3">
            <text:p>302 тыс</text:p>
          </table:table-cell>
          <table:table-cell office:value-type="float" office:value="5892" table:formula="of:=RANDBETWEEN(5000;9000)" table:style-name="ce3">
            <text:p>5892</text:p>
          </table:table-cell>
          <table:table-cell office:value-type="string" table:style-name="ce1">
            <text:p>Северное Сияни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имферополь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ым</text:p>
          </table:table-cell>
          <table:table-cell office:value-type="string" table:style-name="ce3">
            <text:p>Юг</text:p>
          </table:table-cell>
          <table:table-cell office:value-type="float" office:value="1116" table:style-name="ce3">
            <text:p>1116</text:p>
          </table:table-cell>
          <table:table-cell office:value-type="string" table:style-name="ce3">
            <text:p>431 тыс</text:p>
          </table:table-cell>
          <table:table-cell office:value-type="float" office:value="8930" table:formula="of:=RANDBETWEEN(5000;9000)" table:style-name="ce3">
            <text:p>8930</text:p>
          </table:table-cell>
          <table:table-cell office:value-type="string" table:style-name="ce1">
            <text:p>Набережна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стром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Иван Сусанин</text:p>
          </table:table-cell>
          <table:table-cell table:style-name="ce3"/>
          <table:table-cell office:value-type="string" table:style-name="ce3">
            <text:p>Костромская</text:p>
          </table:table-cell>
          <table:table-cell office:value-type="string" table:style-name="ce3">
            <text:p>Центр</text:p>
          </table:table-cell>
          <table:table-cell office:value-type="float" office:value="339" table:style-name="ce3">
            <text:p>339</text:p>
          </table:table-cell>
          <table:table-cell office:value-type="string" table:style-name="ce3">
            <text:p>268 тыс</text:p>
          </table:table-cell>
          <table:table-cell office:value-type="float" office:value="8177" table:formula="of:=RANDBETWEEN(5000;9000)" table:style-name="ce3">
            <text:p>8177</text:p>
          </table:table-cell>
          <table:table-cell office:value-type="string" table:style-name="ce1">
            <text:p>Музей деревянного зодчества и народного быт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Ярослав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Личность</text:p>
          </table:table-cell>
          <table:table-cell office:value-type="string" table:style-name="ce3">
            <text:p>Ярослав Мудрый</text:p>
          </table:table-cell>
          <table:table-cell table:style-name="ce3"/>
          <table:table-cell office:value-type="string" table:style-name="ce3">
            <text:p>Ярославская</text:p>
          </table:table-cell>
          <table:table-cell office:value-type="string" table:style-name="ce3">
            <text:p>Центр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607 тыс</text:p>
          </table:table-cell>
          <table:table-cell office:value-type="float" office:value="6485" table:formula="of:=RANDBETWEEN(5000;9000)" table:style-name="ce3">
            <text:p>6485</text:p>
          </table:table-cell>
          <table:table-cell office:value-type="string" table:style-name="ce1">
            <text:p>Музей-заповедник "Ярославский кремль"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узда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Андрей Боголюбский</text:p>
          </table:table-cell>
          <table:table-cell table:style-name="ce3"/>
          <table:table-cell office:value-type="string" table:style-name="ce3">
            <text:p>Владимирская</text:p>
          </table:table-cell>
          <table:table-cell office:value-type="string" table:style-name="ce3">
            <text:p>Центр</text:p>
          </table:table-cell>
          <table:table-cell office:value-type="float" office:value="222" table:style-name="ce3">
            <text:p>222</text:p>
          </table:table-cell>
          <table:table-cell office:value-type="string" table:style-name="ce3">
            <text:p>10 тыс</text:p>
          </table:table-cell>
          <table:table-cell office:value-type="float" office:value="5799" table:formula="of:=RANDBETWEEN(5000;9000)" table:style-name="ce3">
            <text:p>5799</text:p>
          </table:table-cell>
          <table:table-cell office:value-type="string" table:style-name="ce1">
            <text:p>Государственный историко-архитектурный и художественный музей-заповедник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логд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Иван IV Грозный</text:p>
          </table:table-cell>
          <table:table-cell table:style-name="ce3"/>
          <table:table-cell office:value-type="string" table:style-name="ce3">
            <text:p>Волого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465" table:style-name="ce3">
            <text:p>465</text:p>
          </table:table-cell>
          <table:table-cell office:value-type="string" table:style-name="ce3">
            <text:p>318 тыс</text:p>
          </table:table-cell>
          <table:table-cell office:value-type="float" office:value="6072" table:formula="of:=RANDBETWEEN(5000;9000)" table:style-name="ce3">
            <text:p>6072</text:p>
          </table:table-cell>
          <table:table-cell office:value-type="string" table:style-name="ce1">
            <text:p>Кремлевский собор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иров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ир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473 тыс</text:p>
          </table:table-cell>
          <table:table-cell office:value-type="float" office:value="7015" table:formula="of:=RANDBETWEEN(5000;9000)" table:style-name="ce3">
            <text:p>7015</text:p>
          </table:table-cell>
          <table:table-cell office:value-type="string" table:style-name="ce1">
            <text:p>Парк Победы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Архангель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Морск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Архангельская</text:p>
          </table:table-cell>
          <table:table-cell office:value-type="string" table:style-name="ce3">
            <text:p>Северо-Запад</text:p>
          </table:table-cell>
          <table:table-cell office:value-type="float" office:value="1098" table:style-name="ce3">
            <text:p>1098</text:p>
          </table:table-cell>
          <table:table-cell office:value-type="string" table:style-name="ce3">
            <text:p>348 тыс</text:p>
          </table:table-cell>
          <table:table-cell office:value-type="float" office:value="7411" table:formula="of:=RANDBETWEEN(5000;9000)" table:style-name="ce3">
            <text:p>7411</text:p>
          </table:table-cell>
          <table:table-cell office:value-type="string" table:style-name="ce1">
            <text:p>Троицкий собор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менск-Уральский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661" table:style-name="ce3">
            <text:p>1661</text:p>
          </table:table-cell>
          <table:table-cell office:value-type="string" table:style-name="ce3">
            <text:p>179 тыс</text:p>
          </table:table-cell>
          <table:table-cell office:value-type="float" office:value="5317" table:formula="of:=RANDBETWEEN(5000;9000)" table:style-name="ce3">
            <text:p>5317</text:p>
          </table:table-cell>
          <table:table-cell office:value-type="string" table:style-name="ce1">
            <text:p>Памятник рабочим Заречного завод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етрозаводск</text:p>
          </table:table-cell>
          <table:table-cell office:value-type="string" table:style-name="ce1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Северо-Запад</text:p>
          </table:table-cell>
          <table:table-cell office:value-type="string" table:style-name="ce3">
            <text:p>Карелия</text:p>
          </table:table-cell>
          <table:table-cell office:value-type="float" office:value="1093" table:style-name="ce3">
            <text:p>1093</text:p>
          </table:table-cell>
          <table:table-cell office:value-type="string" table:style-name="ce3">
            <text:p>265 тыс</text:p>
          </table:table-cell>
          <table:table-cell office:value-type="float" office:value="5767" table:formula="of:=RANDBETWEEN(5000;9000)" table:style-name="ce3">
            <text:p>5767</text:p>
          </table:table-cell>
          <table:table-cell office:value-type="string" table:style-name="ce1">
            <text:p>Музей истории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Ульянов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Владимир Ленин</text:p>
          </table:table-cell>
          <table:table-cell table:style-name="ce3"/>
          <table:table-cell office:value-type="string" table:style-name="ce3">
            <text:p>Ульян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648" table:style-name="ce3">
            <text:p>648</text:p>
          </table:table-cell>
          <table:table-cell office:value-type="string" table:style-name="ce3">
            <text:p>616 тыс</text:p>
          </table:table-cell>
          <table:table-cell office:value-type="float" office:value="8869" table:formula="of:=RANDBETWEEN(5000;9000)" table:style-name="ce3">
            <text:p>8869</text:p>
          </table:table-cell>
          <table:table-cell office:value-type="string" table:style-name="ce1">
            <text:p>Симбирская набережна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Чебоксары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Чувашская Республика</text:p>
          </table:table-cell>
          <table:table-cell office:value-type="string" table:style-name="ce3">
            <text:p>Приволжский</text:p>
          </table:table-cell>
          <table:table-cell office:value-type="float" office:value="659" table:style-name="ce3">
            <text:p>659</text:p>
          </table:table-cell>
          <table:table-cell office:value-type="string" table:style-name="ce3">
            <text:p>473 тыс</text:p>
          </table:table-cell>
          <table:table-cell office:value-type="float" office:value="6203" table:formula="of:=RANDBETWEEN(5000;9000)" table:style-name="ce3">
            <text:p>6203</text:p>
          </table:table-cell>
          <table:table-cell office:value-type="string" table:style-name="ce1">
            <text:p>Храм Спаса Преображени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ратов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Александр Радищев</text:p>
          </table:table-cell>
          <table:table-cell table:style-name="ce3"/>
          <table:table-cell office:value-type="string" table:style-name="ce3">
            <text:p>Сарат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847" table:style-name="ce3">
            <text:p>847</text:p>
          </table:table-cell>
          <table:table-cell office:value-type="string" table:style-name="ce3">
            <text:p>836 тыс</text:p>
          </table:table-cell>
          <table:table-cell office:value-type="float" office:value="7106" table:formula="of:=RANDBETWEEN(5000;9000)" table:style-name="ce3">
            <text:p>7106</text:p>
          </table:table-cell>
          <table:table-cell office:value-type="string" table:style-name="ce1">
            <text:p>Радуга парк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Нижний Тагил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555" table:style-name="ce3">
            <text:p>1555</text:p>
          </table:table-cell>
          <table:table-cell office:value-type="string" table:style-name="ce3">
            <text:p>361 тыс</text:p>
          </table:table-cell>
          <table:table-cell office:value-type="float" office:value="7873" table:formula="of:=RANDBETWEEN(5000;9000)" table:style-name="ce3">
            <text:p>7873</text:p>
          </table:table-cell>
          <table:table-cell office:value-type="string" table:style-name="ce3">
            <text:p>Музей металлургии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Челябин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Челябинская</text:p>
          </table:table-cell>
          <table:table-cell office:value-type="string" table:style-name="ce3">
            <text:p>Уральский</text:p>
          </table:table-cell>
          <table:table-cell office:value-type="float" office:value="1791" table:style-name="ce3">
            <text:p>1791</text:p>
          </table:table-cell>
          <table:table-cell office:value-type="string" table:style-name="ce3">
            <text:p>1199 тыс</text:p>
          </table:table-cell>
          <table:table-cell office:value-type="float" office:value="5570" table:formula="of:=RANDBETWEEN(5000;9000)" table:style-name="ce3">
            <text:p>5570</text:p>
          </table:table-cell>
          <table:table-cell office:value-type="string" table:style-name="ce1">
            <text:p>Театр оперы и балет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Михаил Калашников</text:p>
          </table:table-cell>
          <table:table-cell table:style-name="ce3"/>
          <table:table-cell office:value-type="string" table:style-name="ce3">
            <text:p>Удмуртская</text:p>
          </table:table-cell>
          <table:table-cell office:value-type="string" table:style-name="ce3">
            <text:p>Приволжский</text:p>
          </table:table-cell>
          <table:table-cell office:value-type="float" office:value="980" table:style-name="ce3">
            <text:p>980</text:p>
          </table:table-cell>
          <table:table-cell office:value-type="string" table:style-name="ce3">
            <text:p>648 тыс</text:p>
          </table:table-cell>
          <table:table-cell office:value-type="float" office:value="7578" table:formula="of:=RANDBETWEEN(5000;9000)" table:style-name="ce3">
            <text:p>7578</text:p>
          </table:table-cell>
          <table:table-cell office:value-type="string" table:style-name="ce1">
            <text:p>Парк имени Максима Горького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арнаул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Горный алтай</text:p>
          </table:table-cell>
          <table:table-cell office:value-type="string" table:style-name="ce3">
            <text:p>Дальний Восток</text:p>
          </table:table-cell>
          <table:table-cell office:value-type="float" office:value="2834" table:style-name="ce3">
            <text:p>2834</text:p>
          </table:table-cell>
          <table:table-cell office:value-type="string" table:style-name="ce3">
            <text:p>635 тыс</text:p>
          </table:table-cell>
          <table:table-cell office:value-type="float" office:value="5027" table:formula="of:=RANDBETWEEN(5000;9000)" table:style-name="ce3">
            <text:p>5027</text:p>
          </table:table-cell>
          <table:table-cell office:value-type="string" table:style-name="ce1">
            <text:p>Площадь культуры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асногорск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Московская</text:p>
          </table:table-cell>
          <table:table-cell office:value-type="string" table:style-name="ce3">
            <text:p>Центр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116 тыс</text:p>
          </table:table-cell>
          <table:table-cell office:value-type="float" office:value="7903" table:formula="of:=RANDBETWEEN(5000;9000)" table:style-name="ce3">
            <text:p>7903</text:p>
          </table:table-cell>
          <table:table-cell office:value-type="string" table:style-name="ce1">
            <text:p>Парк Горького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вастопо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Лев Толстой</text:p>
          </table:table-cell>
          <table:table-cell table:style-name="ce3"/>
          <table:table-cell office:value-type="string" table:style-name="ce3">
            <text:p>Крым</text:p>
          </table:table-cell>
          <table:table-cell office:value-type="string" table:style-name="ce3">
            <text:p>Юг</text:p>
          </table:table-cell>
          <table:table-cell office:value-type="float" office:value="1082" table:style-name="ce3">
            <text:p>1082</text:p>
          </table:table-cell>
          <table:table-cell office:value-type="string" table:style-name="ce3">
            <text:p>390 тыс</text:p>
          </table:table-cell>
          <table:table-cell office:value-type="float" office:value="7330" table:formula="of:=RANDBETWEEN(5000;9000)" table:style-name="ce3">
            <text:p>7330</text:p>
          </table:table-cell>
          <table:table-cell office:value-type="string" table:style-name="ce1">
            <text:p>Храм Христа Спасител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язан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Рязанская</text:p>
          </table:table-cell>
          <table:table-cell office:value-type="string" table:style-name="ce3">
            <text:p>Центр</text:p>
          </table:table-cell>
          <table:table-cell office:value-type="float" office:value="198" table:style-name="ce3">
            <text:p>198</text:p>
          </table:table-cell>
          <table:table-cell office:value-type="string" table:style-name="ce3">
            <text:p>551 тыс</text:p>
          </table:table-cell>
          <table:table-cell office:value-type="float" office:value="6772" table:formula="of:=RANDBETWEEN(5000;9000)" table:style-name="ce3">
            <text:p>6772</text:p>
          </table:table-cell>
          <table:table-cell office:value-type="string" table:style-name="ce1">
            <text:p>Кремл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ул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Лев Толстой</text:p>
          </table:table-cell>
          <table:table-cell table:style-name="ce3"/>
          <table:table-cell office:value-type="string" table:style-name="ce3">
            <text:p>Тульская</text:p>
          </table:table-cell>
          <table:table-cell office:value-type="string" table:style-name="ce3">
            <text:p>Центр</text:p>
          </table:table-cell>
          <table:table-cell office:value-type="float" office:value="193" table:style-name="ce3">
            <text:p>193</text:p>
          </table:table-cell>
          <table:table-cell office:value-type="string" table:style-name="ce3">
            <text:p>501 тыс</text:p>
          </table:table-cell>
          <table:table-cell office:value-type="float" office:value="8356" table:formula="of:=RANDBETWEEN(5000;9000)" table:style-name="ce3">
            <text:p>8356</text:p>
          </table:table-cell>
          <table:table-cell office:value-type="string" table:style-name="ce1">
            <text:p>Оружейная палата Музея оружия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вороссийск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344" table:style-name="ce3">
            <text:p>1344</text:p>
          </table:table-cell>
          <table:table-cell office:value-type="string" table:style-name="ce3">
            <text:p>289 тыс</text:p>
          </table:table-cell>
          <table:table-cell office:value-type="float" office:value="7332" table:formula="of:=RANDBETWEEN(5000;9000)" table:style-name="ce3">
            <text:p>7332</text:p>
          </table:table-cell>
          <table:table-cell office:value-type="string" table:style-name="ce1">
            <text:p>Макищева пещер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еликий Новгород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Александр Невский</text:p>
          </table:table-cell>
          <table:table-cell table:style-name="ce3"/>
          <table:table-cell office:value-type="string" table:style-name="ce3">
            <text:p>Новгоро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517" table:style-name="ce3">
            <text:p>517</text:p>
          </table:table-cell>
          <table:table-cell office:value-type="string" table:style-name="ce3">
            <text:p>224 тыс</text:p>
          </table:table-cell>
          <table:table-cell office:value-type="float" office:value="8309" table:formula="of:=RANDBETWEEN(5000;9000)" table:style-name="ce3">
            <text:p>8309</text:p>
          </table:table-cell>
          <table:table-cell office:value-type="string" table:style-name="ce1">
            <text:p>Кремл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рган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Уральский</text:p>
          </table:table-cell>
          <table:table-cell office:value-type="string" table:style-name="ce3">
            <text:p>Курганская</text:p>
          </table:table-cell>
          <table:table-cell office:value-type="float" office:value="1383" table:style-name="ce3">
            <text:p>1383</text:p>
          </table:table-cell>
          <table:table-cell office:value-type="string" table:style-name="ce3">
            <text:p>333 тыс</text:p>
          </table:table-cell>
          <table:table-cell office:value-type="float" office:value="8357" table:formula="of:=RANDBETWEEN(5000;9000)" table:style-name="ce3">
            <text:p>8357</text:p>
          </table:table-cell>
          <table:table-cell office:value-type="string" table:style-name="ce1">
            <text:p>Мемориальный комплекс "Курган Бессмертия"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вер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Тверская</text:p>
          </table:table-cell>
          <table:table-cell office:value-type="string" table:style-name="ce3">
            <text:p>Центр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414 тыс</text:p>
          </table:table-cell>
          <table:table-cell office:value-type="float" office:value="7164" table:formula="of:=RANDBETWEEN(5000;9000)" table:style-name="ce3">
            <text:p>7164</text:p>
          </table:table-cell>
          <table:table-cell office:value-type="string" table:style-name="ce1">
            <text:p>Кремль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ыктывкар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Северо-Запад</text:p>
          </table:table-cell>
          <table:table-cell office:value-type="string" table:style-name="ce3">
            <text:p>Коми</text:p>
          </table:table-cell>
          <table:table-cell office:value-type="float" office:value="1231" table:style-name="ce3">
            <text:p>1231</text:p>
          </table:table-cell>
          <table:table-cell office:value-type="string" table:style-name="ce3">
            <text:p>241 тыс</text:p>
          </table:table-cell>
          <table:table-cell office:value-type="float" office:value="5687" table:formula="of:=RANDBETWEEN(5000;9000)" table:style-name="ce3">
            <text:p>5687</text:p>
          </table:table-cell>
          <table:table-cell office:value-type="string" table:style-name="ce1">
            <text:p>Площадь В.П. Чкалова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ренбург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Оренбургская</text:p>
          </table:table-cell>
          <table:table-cell office:value-type="string" table:style-name="ce3">
            <text:p>Приволжский</text:p>
          </table:table-cell>
          <table:table-cell office:value-type="float" office:value="1394" table:style-name="ce3">
            <text:p>1394</text:p>
          </table:table-cell>
          <table:table-cell office:value-type="string" table:style-name="ce3">
            <text:p>570 тыс</text:p>
          </table:table-cell>
          <table:table-cell office:value-type="float" office:value="5466" table:formula="of:=RANDBETWEEN(5000;9000)" table:style-name="ce3">
            <text:p>5466</text:p>
          </table:table-cell>
          <table:table-cell office:value-type="string" table:style-name="ce1">
            <text:p>Музей истории Оренбургского оружия</text:p>
          </table:table-cell>
          <table:table-cell table:number-columns-repeated="16372"/>
        </table:table-row>
        <table:table-row table:number-rows-repeated="1048524" table:style-name="ro1">
          <table:table-cell table:number-columns-repeated="16384"/>
        </table:table-row>
      </table:table>
      <table:database-ranges>
        <table:database-range table:target-range-address="Лист1.A1:Лист1.J7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dc:creator>Microsoft Office User</dc:creator>
    <meta:creation-date>2022-10-03T19:32:03Z</meta:creation-date>
    <dc:date>2023-11-26T14:49:42Z</dc:date>
    <meta:editing-cycles>92</meta:editing-cycles>
    <meta:editing-duration>PT47758S</meta:editing-duration>
  </office:meta>
</office:document-meta>
</file>